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2.027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2.053cm" fo:break-before="auto" style:use-optimal-row-height="fals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737cm" fo:break-before="auto" style:use-optimal-row-height="false"/>
    </style:style>
    <style:style style:name="ro9" style:family="table-row">
      <style:table-row-properties style:row-height="2.947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8"/>
          <table:table-cell table:style-name="Default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Redirection du client au clic sur un produit</text:p>
          </table:table-cell>
          <table:table-cell table:style-name="ce11" office:value-type="string">
            <text:p>Cliquer sur les différents produits</text:p>
          </table:table-cell>
          <table:table-cell table:style-name="ce11" office:value-type="string">
            <text:p>La page du produit cliquée s'ouvr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La page produit présente seulement le produit en question</text:p>
          </table:table-cell>
          <table:table-cell table:style-name="ce11" office:value-type="string">
            <text:p>Cliquer sur les différents produits</text:p>
          </table:table-cell>
          <table:table-cell table:style-name="ce11" office:value-type="string">
            <text:p>Seul le produit choisi est affiché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7" office:value-type="string">
            <text:p>Choix possible de couleur et de quantité</text:p>
          </table:table-cell>
          <table:table-cell table:style-name="ce11" office:value-type="string">
            <text:p>Sélectionner différentes couleurs et quantités et ajouter au panier, vérifier le localStorage</text:p>
          </table:table-cell>
          <table:table-cell table:style-name="ce11" office:value-type="string">
            <text:p>La couleur et quantité doit être similaire au choix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7" office:value-type="string">
            <text:p>Possibilité de modifier la quantité d'articles dans le panier</text:p>
          </table:table-cell>
          <table:table-cell table:style-name="ce11" office:value-type="string">
            <text:p>Modifier la quantité d'un article dans le panier</text:p>
          </table:table-cell>
          <table:table-cell table:style-name="ce11" office:value-type="string">
            <text:p>Le choix de la quantité doit se retranscrire dans le localStorage, et sur le navigateur lors d'un refresh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...</text:p>
          </table:table-cell>
          <table:table-cell table:style-name="ce7" office:value-type="string">
            <text:p>Possibilité de supprimer un article dans le panier</text:p>
          </table:table-cell>
          <table:table-cell table:style-name="ce11" office:value-type="string">
            <text:p>Cliquer sur le bouton « supprimer » sur un article du <text:s/>panier</text:p>
          </table:table-cell>
          <table:table-cell table:style-name="ce11" office:value-type="string">
            <text:p>L'entrée de cet article devra être supprimée du localStorage, et l'article doit disparaître de la page lors d'un refresh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3"/>
          <table:table-cell table:style-name="ce7" office:value-type="string">
            <text:p>Analyse des inputs utilisateurs</text:p>
          </table:table-cell>
          <table:table-cell table:style-name="ce11" office:value-type="string">
            <text:p>Tester différents inputs et vérifier les résultats avec un console.log ou simplement le message d'erreur</text:p>
          </table:table-cell>
          <table:table-cell table:style-name="ce11" office:value-type="string">
            <text:p>Un input valide doit renvoyer un message de validation, un input invalide un message d'erreur empêchant l'envoi du formulair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8">
          <table:table-cell table:style-name="ce3"/>
          <table:table-cell table:style-name="ce7" office:value-type="string">
            <text:p>Envoi du formulaire seulement possible si tous les inputs sont valides</text:p>
          </table:table-cell>
          <table:table-cell table:style-name="ce11" office:value-type="string">
            <text:p>Envoyer les formulaire avec des erreurs dans l'input et observer le comportement</text:p>
          </table:table-cell>
          <table:table-cell table:style-name="ce11" office:value-type="string">
            <text:p>Le formulaire ne doit pas être envoyé si un input est erroné, il doit cependant être envoyé si toute les entrées sont valide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7" office:value-type="string">
            <text:p>Ne pas stocker le prix des articles en local</text:p>
          </table:table-cell>
          <table:table-cell table:style-name="ce11" office:value-type="string">
            <text:p>Vérifier le localStorage que celui-ci ne contienne pas d'entrée avec le prix de l'article</text:p>
          </table:table-cell>
          <table:table-cell table:style-name="ce11" office:value-type="string">
            <text:p>L'article ne doit pas apparaître dans le localStorag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La page confirmation doit affiché un numéro de commande qui n'est pas stocké en local</text:p>
          </table:table-cell>
          <table:table-cell table:style-name="ce11" office:value-type="string">
            <text:p>?????</text:p>
          </table:table-cell>
          <table:table-cell table:style-name="ce11" office:value-type="string">
            <text:p>????</text:p>
          </table:table-cell>
          <table:table-cell table:style-name="ce15"/>
          <table:table-cell table:number-columns-repeated="1019"/>
        </table:table-row>
        <table:table-row table:style-name="ro9">
          <table:table-cell table:style-name="ce3"/>
          <table:table-cell table:style-name="ce7" office:value-type="string">
            <text:p>Les articles du panier doivent être regroupés par modèle et couleurs</text:p>
          </table:table-cell>
          <table:table-cell table:style-name="ce11" office:value-type="string">
            <text:p>Ajouter différents articles au panier. Ajouter ensuite un modèle identique à la couleur différente, ensuite un modèle identique et couleur identique</text:p>
          </table:table-cell>
          <table:table-cell table:style-name="ce11" office:value-type="string">
            <text:p>L'article au modèle identique mais couleur différente doit créer une nouvelle entrée dans le localStorage, l'article au modèle et couleur identique doit ajouter la quantité choisie à l'entrée déjà existante 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10" table:number-rows-repeated="9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10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7/03/2022</text:date>, <text:time>15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7T15:59:42.68</dc:date>
    <meta:document-statistic meta:table-count="1" meta:cell-count="53" meta:object-count="0"/>
    <meta:generator>OpenOffice/4.1.11$Win32 OpenOffice.org_project/4111m1$Build-9808</meta:generator>
  </office:meta>
</office:document-meta>
</file>